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9d924" officeooo:paragraph-rsid="0019d924"/>
    </style:style>
    <style:style style:name="P2" style:family="paragraph" style:parent-style-name="Standard">
      <style:paragraph-properties fo:text-align="center" style:justify-single-word="false"/>
      <style:text-properties fo:font-size="28pt" officeooo:rsid="0019d924" officeooo:paragraph-rsid="0019d924"/>
    </style:style>
    <style:style style:name="P3" style:family="paragraph" style:parent-style-name="Standard">
      <style:paragraph-properties fo:text-align="start" style:justify-single-word="false"/>
      <style:text-properties fo:font-size="12pt" fo:font-weight="normal" officeooo:rsid="0032a7f2" officeooo:paragraph-rsid="0032a7f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2a7f2" officeooo:paragraph-rsid="004c7fb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44919" officeooo:paragraph-rsid="0034491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44acf" officeooo:paragraph-rsid="0034b1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4b168" officeooo:paragraph-rsid="0034b16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6a310" officeooo:paragraph-rsid="0036a31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6a310" officeooo:paragraph-rsid="0037fef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bb5f1" officeooo:paragraph-rsid="003e289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c888d" officeooo:paragraph-rsid="003c888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e2898" officeooo:paragraph-rsid="00444a3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e2898" officeooo:paragraph-rsid="00453a2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6e836" officeooo:paragraph-rsid="0046e83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989c1" officeooo:paragraph-rsid="004989c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4c7fb7" officeooo:paragraph-rsid="004c7fb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4f5568" officeooo:paragraph-rsid="004f556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3e2898" officeooo:paragraph-rsid="003e289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e8b96" officeooo:paragraph-rsid="003e289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c888d" officeooo:paragraph-rsid="003c888d"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6pt" fo:font-weight="bold" officeooo:rsid="0032a7f2" officeooo:paragraph-rsid="0019d924" style:font-size-asian="14pt" style:font-weight-asian="bold" style:font-size-complex="16pt" style:font-weight-complex="bold"/>
    </style:style>
    <style:style style:name="P22" style:family="paragraph" style:parent-style-name="Standard">
      <style:paragraph-properties fo:text-align="start" style:justify-single-word="false"/>
      <style:text-properties fo:font-size="16pt" fo:font-weight="bold" officeooo:rsid="0032a7f2" officeooo:paragraph-rsid="0032a7f2" style:font-size-asian="14pt" style:font-weight-asian="bold" style:font-size-complex="16pt" style:font-weight-complex="bold"/>
    </style:style>
    <style:style style:name="P23" style:family="paragraph" style:parent-style-name="Table_20_Contents">
      <style:paragraph-properties fo:text-align="start" style:justify-single-word="false"/>
      <style:text-properties fo:font-size="12pt" style:font-size-asian="10.5pt" style:font-size-complex="12pt"/>
    </style:style>
    <style:style style:name="P24" style:family="paragraph" style:parent-style-name="Table_20_Contents">
      <style:paragraph-properties fo:text-align="start" style:justify-single-word="false"/>
      <style:text-properties fo:font-size="12pt" officeooo:rsid="004a8655" officeooo:paragraph-rsid="004a8655" style:font-size-asian="10.5pt" style:font-size-complex="12pt"/>
    </style:style>
    <style:style style:name="P25" style:family="paragraph" style:parent-style-name="Table_20_Contents">
      <style:paragraph-properties fo:text-align="start" style:justify-single-word="false"/>
      <style:text-properties fo:font-size="12pt" officeooo:rsid="004a8655" officeooo:paragraph-rsid="004c7fb7" style:font-size-asian="10.5pt" style:font-size-complex="12pt"/>
    </style:style>
    <style:style style:name="P26" style:family="paragraph" style:parent-style-name="Table_20_Contents">
      <style:paragraph-properties fo:text-align="start" style:justify-single-word="false"/>
      <style:text-properties fo:font-size="12pt" officeooo:rsid="004c7fb7" officeooo:paragraph-rsid="004c7fb7" style:font-size-asian="10.5pt" style:font-size-complex="12pt"/>
    </style:style>
    <style:style style:name="P27" style:family="paragraph" style:parent-style-name="Table_20_Contents">
      <style:paragraph-properties fo:text-align="start" style:justify-single-word="false"/>
      <style:text-properties fo:font-size="12pt" officeooo:rsid="004d57f3" officeooo:paragraph-rsid="004d57f3" style:font-size-asian="10.5pt" style:font-size-complex="12pt"/>
    </style:style>
    <style:style style:name="P28" style:family="paragraph" style:parent-style-name="Table_20_Contents">
      <style:paragraph-properties fo:text-align="start" style:justify-single-word="false"/>
      <style:text-properties fo:font-size="12pt" officeooo:rsid="004fec23" officeooo:paragraph-rsid="004fec23" style:font-size-asian="10.5pt" style:font-size-complex="12pt"/>
    </style:style>
    <style:style style:name="P29" style:family="paragraph" style:parent-style-name="Table_20_Contents">
      <style:paragraph-properties fo:text-align="center" style:justify-single-word="false"/>
      <style:text-properties fo:font-size="12pt" fo:font-weight="bold" officeooo:rsid="004a8655" officeooo:paragraph-rsid="004a8655" style:font-size-asian="10.5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officeooo:rsid="004a8655" officeooo:paragraph-rsid="004c7fb7" style:font-size-asian="10.5pt" style:font-weight-asian="bold" style:font-size-complex="12pt" style:font-weight-complex="bold"/>
    </style:style>
    <style:style style:name="P31" style:family="paragraph" style:parent-style-name="Table_20_Contents">
      <style:paragraph-properties fo:text-align="start" style:justify-single-word="false"/>
      <style:text-properties style:font-name="FreeMono" fo:font-size="12pt" officeooo:rsid="004c7fb7" officeooo:paragraph-rsid="004c7fb7" style:font-size-asian="10.5pt" style:font-size-complex="12pt"/>
    </style:style>
    <style:style style:name="P32" style:family="paragraph" style:parent-style-name="Standard">
      <style:paragraph-properties fo:text-align="start" style:justify-single-word="false" fo:break-before="page"/>
      <style:text-properties fo:font-size="16pt" fo:font-weight="bold" officeooo:rsid="0032a7f2" officeooo:paragraph-rsid="0032a7f2" style:font-size-asian="14pt" style:font-weight-asian="bold" style:font-size-complex="16pt" style:font-weight-complex="bold"/>
    </style:style>
    <style:style style:name="P33" style:family="paragraph" style:parent-style-name="Standard" style:list-style-name="L1">
      <style:paragraph-properties fo:text-align="start" style:justify-single-word="false"/>
      <style:text-properties fo:font-size="12pt" fo:font-weight="normal" officeooo:rsid="0037fef1" officeooo:paragraph-rsid="0037fef1" style:font-size-asian="10.5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fo:font-size="12pt" fo:font-weight="normal" officeooo:rsid="0046e836" officeooo:paragraph-rsid="0046e836"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2a7f2" officeooo:paragraph-rsid="004c7fb7" style:font-size-asian="10.5pt" style:font-weight-asian="normal" style:font-size-complex="12pt" style:font-weight-complex="normal"/>
    </style:style>
    <style:style style:name="P36" style:family="paragraph" style:parent-style-name="Standard">
      <style:text-properties fo:font-size="12pt" fo:font-weight="normal" officeooo:rsid="003ad0b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539e2c" officeooo:paragraph-rsid="00539e2c" style:font-size-asian="10.5pt" style:font-weight-asian="normal" style:font-size-complex="12pt" style:font-weight-complex="normal"/>
    </style:style>
    <style:style style:name="P38" style:family="paragraph" style:parent-style-name="Standard" style:list-style-name="L2">
      <style:paragraph-properties fo:text-align="start" style:justify-single-word="false"/>
      <style:text-properties style:font-name="FreeMono" fo:font-size="12pt" fo:font-style="normal" fo:font-weight="normal" officeooo:rsid="0046e836" officeooo:paragraph-rsid="0046e836" style:font-size-asian="10.5pt" style:font-style-asian="normal" style:font-weight-asian="normal" style:font-size-complex="12pt" style:font-style-complex="normal" style:font-weight-complex="normal"/>
    </style:style>
    <style:style style:name="P39" style:family="paragraph" style:parent-style-name="Table_20_Contents">
      <style:paragraph-properties fo:text-align="start" style:justify-single-word="false"/>
      <style:text-properties fo:font-size="12pt" fo:font-weight="normal" officeooo:rsid="00539e2c" officeooo:paragraph-rsid="00539e2c" style:font-size-asian="10.5pt" style:font-weight-asian="normal" style:font-size-complex="12pt" style:font-weight-complex="normal"/>
    </style:style>
    <style:style style:name="P40" style:family="paragraph" style:parent-style-name="Table_20_Contents">
      <style:paragraph-properties fo:text-align="start" style:justify-single-word="false"/>
      <style:text-properties fo:font-size="12pt" officeooo:rsid="0050ab76" officeooo:paragraph-rsid="0050ab76" style:font-size-asian="10.5pt" style:font-size-complex="12pt"/>
    </style:style>
    <style:style style:name="P41" style:family="paragraph" style:parent-style-name="Table_20_Contents">
      <style:paragraph-properties fo:text-align="start" style:justify-single-word="false"/>
      <style:text-properties style:font-name="FreeMono" fo:font-size="12pt" officeooo:rsid="00539e2c" officeooo:paragraph-rsid="00539e2c" style:font-size-asian="10.5pt" style:font-size-complex="12pt"/>
    </style:style>
    <style:style style:name="T1" style:family="text">
      <style:text-properties officeooo:rsid="0032a7f2"/>
    </style:style>
    <style:style style:name="T2" style:family="text">
      <style:text-properties fo:font-weight="bold" style:font-weight-asian="bold" style:font-weight-complex="bold"/>
    </style:style>
    <style:style style:name="T3" style:family="text">
      <style:text-properties style:font-name="FreeMono"/>
    </style:style>
    <style:style style:name="T4" style:family="text">
      <style:text-properties style:font-name="FreeMono" officeooo:rsid="0034b168"/>
    </style:style>
    <style:style style:name="T5" style:family="text">
      <style:text-properties style:font-name="FreeMono" officeooo:rsid="0036a310"/>
    </style:style>
    <style:style style:name="T6" style:family="text">
      <style:text-properties style:font-name="FreeMono" officeooo:rsid="0037fef1"/>
    </style:style>
    <style:style style:name="T7" style:family="text">
      <style:text-properties style:font-name="FreeMono" officeooo:rsid="003c888d"/>
    </style:style>
    <style:style style:name="T8" style:family="text">
      <style:text-properties style:font-name="FreeMono" fo:font-style="normal" style:font-style-asian="normal" style:font-style-complex="normal"/>
    </style:style>
    <style:style style:name="T9" style:family="text">
      <style:text-properties style:font-name="FreeMono" fo:font-style="normal" officeooo:rsid="003c888d" style:font-style-asian="normal" style:font-style-complex="normal"/>
    </style:style>
    <style:style style:name="T10" style:family="text">
      <style:text-properties style:font-name="FreeMono" fo:font-style="normal" officeooo:rsid="003e2898" style:font-style-asian="normal" style:font-style-complex="normal"/>
    </style:style>
    <style:style style:name="T11" style:family="text">
      <style:text-properties style:font-name="FreeMono" fo:font-style="normal" officeooo:rsid="00444a3e" style:font-style-asian="normal" style:font-style-complex="normal"/>
    </style:style>
    <style:style style:name="T12" style:family="text">
      <style:text-properties style:font-name="FreeMono" fo:font-style="normal" officeooo:rsid="0044c0c8" style:font-style-asian="normal" style:font-style-complex="normal"/>
    </style:style>
    <style:style style:name="T13" style:family="text">
      <style:text-properties style:font-name="FreeMono" fo:font-style="normal" officeooo:rsid="00453a26" style:font-style-asian="normal" style:font-style-complex="normal"/>
    </style:style>
    <style:style style:name="T14" style:family="text">
      <style:text-properties style:font-name="FreeMono" fo:font-style="normal" officeooo:rsid="0046e836" style:font-style-asian="normal" style:font-style-complex="normal"/>
    </style:style>
    <style:style style:name="T15" style:family="text">
      <style:text-properties style:font-name="FreeMono" officeooo:rsid="00528add"/>
    </style:style>
    <style:style style:name="T16" style:family="text">
      <style:text-properties officeooo:rsid="0034b168"/>
    </style:style>
    <style:style style:name="T17" style:family="text">
      <style:text-properties style:font-name="Liberation Serif"/>
    </style:style>
    <style:style style:name="T18" style:family="text">
      <style:text-properties style:font-name="Liberation Serif" officeooo:rsid="0034b168"/>
    </style:style>
    <style:style style:name="T19" style:family="text">
      <style:text-properties style:font-name="Liberation Serif" fo:font-style="normal" style:font-style-asian="normal" style:font-style-complex="normal"/>
    </style:style>
    <style:style style:name="T20" style:family="text">
      <style:text-properties officeooo:rsid="0036a310"/>
    </style:style>
    <style:style style:name="T21" style:family="text">
      <style:text-properties officeooo:rsid="0037fef1"/>
    </style:style>
    <style:style style:name="T22" style:family="text">
      <style:text-properties officeooo:rsid="003c888d"/>
    </style:style>
    <style:style style:name="T23" style:family="text">
      <style:text-properties fo:font-style="italic" officeooo:rsid="003c888d"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3c888d" style:font-style-asian="normal" style:font-style-complex="normal"/>
    </style:style>
    <style:style style:name="T27" style:family="text">
      <style:text-properties fo:font-style="normal" officeooo:rsid="003e2898" style:font-style-asian="normal" style:font-style-complex="normal"/>
    </style:style>
    <style:style style:name="T28" style:family="text">
      <style:text-properties fo:font-style="normal" officeooo:rsid="004259e2" style:font-style-asian="normal" style:font-style-complex="normal"/>
    </style:style>
    <style:style style:name="T29" style:family="text">
      <style:text-properties fo:font-style="normal" officeooo:rsid="00444a3e" style:font-style-asian="normal" style:font-style-complex="normal"/>
    </style:style>
    <style:style style:name="T30" style:family="text">
      <style:text-properties fo:font-style="normal" officeooo:rsid="0044c0c8" style:font-style-asian="normal" style:font-style-complex="normal"/>
    </style:style>
    <style:style style:name="T31" style:family="text">
      <style:text-properties fo:font-style="normal" officeooo:rsid="00453a26" style:font-style-asian="normal" style:font-style-complex="normal"/>
    </style:style>
    <style:style style:name="T32" style:family="text">
      <style:text-properties fo:font-style="normal" officeooo:rsid="0046e836" style:font-style-asian="normal" style:font-style-complex="normal"/>
    </style:style>
    <style:style style:name="T33" style:family="text">
      <style:text-properties fo:font-style="normal" fo:font-weight="bold" officeooo:rsid="00406212" style:font-style-asian="normal" style:font-weight-asian="bold" style:font-style-complex="normal" style:font-weight-complex="bold"/>
    </style:style>
    <style:style style:name="T34" style:family="text">
      <style:text-properties fo:font-style="normal" fo:font-weight="bold" officeooo:rsid="004259e2" style:font-style-asian="normal" style:font-weight-asian="bold" style:font-style-complex="normal" style:font-weight-complex="bold"/>
    </style:style>
    <style:style style:name="T35" style:family="text">
      <style:text-properties style:font-name="FreeMono"/>
    </style:style>
    <style:style style:name="T36" style:family="text">
      <style:text-properties style:font-name="FreeMono" officeooo:rsid="0050ab76"/>
    </style:style>
    <style:style style:name="T37" style:family="text">
      <style:text-properties officeooo:rsid="0050ab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ENG 301</text:span> Assignment <text:span text:style-name="T1">3 – Play Game</text:span></text:p>
      <text:p text:style-name="P1">Harrison Cook – 52210542</text:p>
      <text:p text:style-name="P21"/>
      <text:p text:style-name="P21">Task 1 – Getting your hands dirty:</text:p>
      <text:p text:style-name="P5">I created a new <text:span text:style-name="T3">Command</text:span> implementation called <text:span text:style-name="T3">EnterCommand</text:span>, the <text:span text:style-name="T3">execute()</text:span> function of which calls the <text:span text:style-name="T3">Character.enter()</text:span> function. In the <text:span text:style-name="T3">AdventureGame.play()</text:span> function, I changed the case for “leave” so that the body of the if-statement created a new <text:span text:style-name="T3">EnterCommand</text:span> with the character, set the <text:span text:style-name="T3">command</text:span> variable to the new enter command and then used <text:span text:style-name="T3">Action.setCommand()</text:span>to set the <text:span text:style-name="T3">action</text:span> variable’s command.</text:p>
      <text:p text:style-name="P3"/>
      <text:p text:style-name="P22">Task 2 – Collections:</text:p>
      <text:p text:style-name="P6">To allow a user to collect multiple treasures of the same type, whilst retaining the collected order, I decided to use an <text:span text:style-name="T3">ArrayList</text:span>. <text:span text:style-name="T16">My decision was made using the following considerations:</text:span></text:p>
      <text:p text:style-name="P6"/>
      <text:p text:style-name="P6">A <text:span text:style-name="T17">Set</text:span> would not have been appropriate here as they neither allow duplicates or guarantee order. </text:p>
      <text:p text:style-name="P6"/>
      <text:p text:style-name="P7">A List could’ve worked <text:span text:style-name="T20">as they allow duplicates and guarantee order. The two I thought would be most appropriate were the </text:span><text:span text:style-name="T5">ArrayList</text:span><text:span text:style-name="T20"> and the </text:span><text:span text:style-name="T5">LinkedList</text:span><text:span text:style-name="T20">.</text:span></text:p>
      <text:p text:style-name="P6"/>
      <text:p text:style-name="P6"><text:span text:style-name="T16">A </text:span><text:span text:style-name="T18">Map</text:span><text:span text:style-name="T16"> could’ve worked, such as a </text:span><text:span text:style-name="T4">LinkedHashMap</text:span><text:span text:style-name="T16"> or a </text:span><text:span text:style-name="T4">TreeMap</text:span><text:span text:style-name="T16">, using either the Room object or visited room number the treasure was found in as the key (and the treasure as the value). Both of these allow duplicate (values) and guarantee some kind of order.</text:span></text:p>
      <text:p text:style-name="P6"/>
      <text:p text:style-name="P8">In the end, I decided to use a List vs a Map as they are a simpler Collection, there is no need to have to worry about creating <text:span text:style-name="T3">&lt;key, value&gt;</text:span> pairs for each piece of treasure the user collects. I decided to go for the simpler change, a List only needed two lines to be changed to function correctly, whereas a Map would’ve required many more changes. Since we needed to print out all the treasures the user collected, I decided to use an <text:span text:style-name="T3">ArrayList</text:span> over a <text:span text:style-name="T3">LinkedList</text:span> as <text:span text:style-name="T3">ArrayLists</text:span> are more efficient at iterating over the items in the list.</text:p>
      <text:p text:style-name="P8"/>
      <text:p text:style-name="P9">If we needed to keep track of the <text:span text:style-name="T21">room the treasure was found in, a Map would be a better choice. Since we can use either the Room object or the room number the treasure was found in as the key, depending on our needs. A </text:span><text:span text:style-name="T6">LinkedHashMap</text:span><text:span text:style-name="T21"> would be the best map option because it: </text:span></text:p>
      <text:list xml:id="list1271767487" text:style-name="L1">
        <text:list-item>
          <text:p text:style-name="P33">Maintains insertion order</text:p>
        </text:list-item>
        <text:list-item>
          <text:p text:style-name="P33">Allows the Room object to be used as the key, or a room number (even if the rooms are visited out of creation order)</text:p>
        </text:list-item>
        <text:list-item>
          <text:p text:style-name="P33">Allows duplicate (value) entries – the user can collect multiple of each treasure</text:p>
        </text:list-item>
      </text:list>
      <text:p text:style-name="P3"/>
      <text:p text:style-name="P22">Task 3 – OO Wisdom:</text:p>
      <text:p text:style-name="P10"><text:span text:style-name="T2">Liskov Substitution Principle</text:span> – The children of the <text:span text:style-name="T3">Room</text:span> class do not all adhere to the contract set out by the <text:span text:style-name="T3">Room</text:span> class. <text:span text:style-name="T22">The </text:span><text:span text:style-name="T7">EnemyRoom</text:span><text:span text:style-name="T22">, </text:span><text:span text:style-name="T7">TreasureRoom</text:span><text:span text:style-name="T22"> and </text:span><text:span text:style-name="T7">MixedRoom</text:span><text:span text:style-name="T22"> classes required an </text:span><text:span text:style-name="T7">Enemy</text:span><text:span text:style-name="T22">, a </text:span><text:span text:style-name="T7">Treasure</text:span><text:span text:style-name="T22"> or both, respectively, whilst the </text:span><text:span text:style-name="T7">Room</text:span><text:span text:style-name="T22"> class itself requires none of these. This also violates the principle: </text:span><text:span text:style-name="T23">require no more, promise no less</text:span><text:span text:style-name="T26">. One way you could improve this is for the </text:span><text:span text:style-name="T10">Room</text:span><text:span text:style-name="T27"> class to have the methods that generate random enemies and treasures</text:span><text:span text:style-name="T26">. This could be achieved by adding private enemy </text:span><text:span text:style-name="T27">&amp;</text:span><text:span text:style-name="T26"> treasure variables </text:span><text:span text:style-name="T27">and</text:span><text:span text:style-name="T26"> moving the random generator methods into the </text:span><text:span text:style-name="T9">Room</text:span><text:span text:style-name="T26"> class </text:span><text:span text:style-name="T27">from the </text:span><text:span text:style-name="T10">AdventureGame</text:span><text:span text:style-name="T27"> class</text:span><text:span text:style-name="T26">. </text:span><text:span text:style-name="T27">This would allow the child classes to utilise the random generator methods and would reduce coupling (a good thing). </text:span></text:p>
      <text:p text:style-name="P18"/>
      <text:p text:style-name="P19"/>
      <text:p text:style-name="P12"><text:soft-page-break/><text:span text:style-name="T33">Single Responsibility </text:span><text:span text:style-name="T34">Principle</text:span><text:span text:style-name="T28"> – </text:span><text:span text:style-name="T29">Currently, the </text:span><text:span text:style-name="T11">AdventureGame</text:span><text:span text:style-name="T29"> class </text:span><text:span text:style-name="T30">has multiple responsibilities: it both runs the game itself and sets up the board. As well as the previous suggestion, this can be solved by moving both the </text:span><text:span text:style-name="T12">setupBoard()</text:span><text:span text:style-name="T30"> and </text:span><text:span text:style-name="T12">generateRandomRoom()</text:span><text:span text:style-name="T30"> methods into the </text:span><text:span text:style-name="T12">Board</text:span><text:span text:style-name="T30"> class. The </text:span><text:span text:style-name="T12">character.enter()</text:span><text:span text:style-name="T30"> line can be moved into the </text:span><text:span text:style-name="T12">play()</text:span><text:span text:style-name="T30"> method. The </text:span><text:span text:style-name="T12">setupBoard()</text:span><text:span text:style-name="T30"> method could be made the </text:span><text:span text:style-name="T12">Board</text:span><text:span text:style-name="T30"> class constructor taking an integer that represents </text:span><text:span text:style-name="T12">gameSize</text:span><text:span text:style-name="T30">.</text:span></text:p>
      <text:p text:style-name="P18"/>
      <text:p text:style-name="P13"><text:span text:style-name="T31">Another flaw is that a lot of the </text:span><text:span text:style-name="T13">Board</text:span><text:span text:style-name="T31"> class methods and variables are public. Since this program seems to be leaning towards getters &amp; setters on the privacy continuum, I think the public variable should be private, and many of the public methods should be set to private. </text:span><text:span text:style-name="T32">If the suggested changes are made above, the methods (and variables) that need to be public in the </text:span><text:span text:style-name="T14">Board</text:span><text:span text:style-name="T32"> class, without making other changes are: </text:span></text:p>
      <text:list xml:id="list1947371093" text:style-name="L2">
        <text:list-item>
          <text:p text:style-name="P34"><text:span text:style-name="T8">Board</text:span><text:span text:style-name="T25"> constructor</text:span></text:p>
        </text:list-item>
        <text:list-item>
          <text:p text:style-name="P38">getCurrentRoom()</text:p>
        </text:list-item>
        <text:list-item>
          <text:p text:style-name="P38">getBoard()</text:p>
        </text:list-item>
        <text:list-item>
          <text:p text:style-name="P38">changeRoom()</text:p>
        </text:list-item>
        <text:list-item>
          <text:p text:style-name="P38">endGame()</text:p>
        </text:list-item>
        <text:list-item>
          <text:p text:style-name="P38">isGameOver()</text:p>
          <text:list>
            <text:list-item>
              <text:p text:style-name="P34"><text:span text:style-name="T25">If you call </text:span><text:span text:style-name="T8">allRoomsVisited()</text:span><text:span text:style-name="T19"> </text:span><text:span text:style-name="T25">from this method, otherwise </text:span><text:span text:style-name="T8">allRoomsVisited()</text:span><text:span text:style-name="T25"> needs to be public as well. It seems to make more sense to have </text:span><text:span text:style-name="T8">isGameOver()</text:span><text:span text:style-name="T25"> check it though.</text:span></text:p>
            </text:list-item>
          </text:list>
        </text:list-item>
      </text:list>
      <text:p text:style-name="P14"><text:span text:style-name="T25">I believe this would come under the principle </text:span><text:span text:style-name="T24">information hiding</text:span><text:span text:style-name="T25">.</text:span></text:p>
      <text:p text:style-name="P20"/>
      <text:p text:style-name="P3"/>
      <text:p text:style-name="P22">Task 4 – Make the board unique:</text:p>
      <text:p text:style-name="P15">To acheive this, I followed the Singleton design pattern. I changed the <text:span text:style-name="T3">board</text:span> variable and the <text:span text:style-name="T3">Board</text:span> constructor to private. I then change the <text:span text:style-name="T3">getBoard()</text:span> method to check if the <text:span text:style-name="T3">board</text:span> is null, if it is, create a new Board object and assign board to it.</text:p>
      <text:p text:style-name="P3"/>
      <text:p text:style-name="P32">Task 5 – Change Observer pattern implementation:</text:p>
      <text:p text:style-name="P16">The currently implemented (original) observer pattern:</text:p>
      <text:p text:style-name="P4"/>
      <table:table table:name="Table2" table:style-name="Table2">
        <table:table-column table:style-name="Table2.A"/>
        <table:table-column table:style-name="Table2.B"/>
        <table:table-row>
          <table:table-cell table:style-name="Table2.A1" office:value-type="string">
            <text:p text:style-name="P30">GoF Pattern: Observer</text:p>
          </table:table-cell>
          <table:table-cell table:style-name="Table2.B1" office:value-type="string">
            <text:p text:style-name="P30">&lt;&lt;Implementation&gt;&gt;</text:p>
          </table:table-cell>
        </table:table-row>
        <table:table-row>
          <table:table-cell table:style-name="Table2.A2" office:value-type="string">
            <text:p text:style-name="P25">Subject</text:p>
          </table:table-cell>
          <table:table-cell table:style-name="Table2.B2" office:value-type="string">
            <text:p text:style-name="P41">Character</text:p>
          </table:table-cell>
        </table:table-row>
        <table:table-row>
          <table:table-cell table:style-name="Table2.A2" office:value-type="string">
            <text:p text:style-name="P25">Observer</text:p>
          </table:table-cell>
          <table:table-cell table:style-name="Table2.B2" office:value-type="string">
            <text:p text:style-name="P31">Enemy</text:p>
          </table:table-cell>
        </table:table-row>
        <table:table-row>
          <table:table-cell table:style-name="Table2.A2" office:value-type="string">
            <text:p text:style-name="P25">Concrete Subject</text:p>
          </table:table-cell>
          <table:table-cell table:style-name="Table2.B2" office:value-type="string">
            <text:p text:style-name="P31">Character</text:p>
          </table:table-cell>
        </table:table-row>
        <table:table-row>
          <table:table-cell table:style-name="Table2.A2" office:value-type="string">
            <text:p text:style-name="P25">Concrete Observer</text:p>
          </table:table-cell>
          <table:table-cell table:style-name="Table2.B2" office:value-type="string">
            <text:p text:style-name="P26"><text:span text:style-name="T3">Ninja</text:span><text:span text:style-name="T3">, </text:span><text:span text:style-name="T3">Turtle</text:span></text:p>
          </table:table-cell>
        </table:table-row>
        <table:table-row>
          <table:table-cell table:style-name="Table2.A2" office:value-type="string">
            <text:p text:style-name="P25"><text:span text:style-name="T37">d</text:span>oSomething() / <text:span text:style-name="T37">setState()</text:span></text:p>
          </table:table-cell>
          <table:table-cell table:style-name="Table2.B2" office:value-type="string">
            <text:p text:style-name="P40"><text:span text:style-name="T3">fight(), kill(), prepare(), rest(</text:span><text:span text:style-name="T15">)*</text:span></text:p>
          </table:table-cell>
        </table:table-row>
        <table:table-row>
          <table:table-cell table:style-name="Table2.A2" office:value-type="string">
            <text:p text:style-name="P28">getState()</text:p>
          </table:table-cell>
          <table:table-cell table:style-name="Table2.B2" office:value-type="string">
            <text:p text:style-name="P27"><text:span text:style-name="T3">isReady()</text:span></text:p>
          </table:table-cell>
        </table:table-row>
        <table:table-row>
          <table:table-cell table:style-name="Table2.A2" office:value-type="string">
            <text:p text:style-name="P25">attach() / detach()</text:p>
          </table:table-cell>
          <table:table-cell table:style-name="Table2.B2" office:value-type="string">
            <text:p text:style-name="P26"><text:span text:style-name="T3">addEnemy()</text:span> / <text:span text:style-name="T3">removeEnemy()</text:span></text:p>
          </table:table-cell>
        </table:table-row>
        <table:table-row>
          <table:table-cell table:style-name="Table2.A2" office:value-type="string">
            <text:p text:style-name="P25">notify()</text:p>
          </table:table-cell>
          <table:table-cell table:style-name="Table2.B2" office:value-type="string">
            <text:p text:style-name="P31">updateEnemies()</text:p>
          </table:table-cell>
        </table:table-row>
        <table:table-row>
          <table:table-cell table:style-name="Table2.A2" office:value-type="string">
            <text:p text:style-name="P25">update()</text:p>
          </table:table-cell>
          <table:table-cell table:style-name="Table2.B2" office:value-type="string">
            <text:p text:style-name="P31">add()</text:p>
          </table:table-cell>
        </table:table-row>
        <table:table-row>
          <table:table-cell table:style-name="Table2.A2" office:value-type="string">
            <text:p text:style-name="P25">Subject -&gt; Observer relationship</text:p>
          </table:table-cell>
          <table:table-cell table:style-name="Table2.B2" office:value-type="string">
            <text:p text:style-name="P39"><text:span text:style-name="T3">Character</text:span> – <text:span text:style-name="T3">Enemy</text:span> relationship</text:p>
          </table:table-cell>
        </table:table-row>
        <table:table-row>
          <table:table-cell table:style-name="Table2.A2" office:value-type="string">
            <text:p text:style-name="P25">Concrete Subject -&gt; Concrete Observer relationship</text:p>
          </table:table-cell>
          <table:table-cell table:style-name="Table2.B2" office:value-type="string">
            <text:p text:style-name="P27"><text:span text:style-name="T3">Character</text:span> – <text:span text:style-name="T3">Ninja</text:span> relationship</text:p>
            <text:p text:style-name="P27"><text:span text:style-name="T3">Character</text:span> – <text:span text:style-name="T3">Turtle</text:span> relationship</text:p>
          </table:table-cell>
        </table:table-row>
      </table:table>
      <text:p text:style-name="P4"/>
      <text:p text:style-name="P37">I decided to say that the <text:span text:style-name="T3">Character</text:span> class was both the (Base) Subject and ConcreteSubject. I said this because the (Base) Observer interacts with the <text:span text:style-name="T3">Character</text:span> class as if it was a (Base) Subject, and the ConcreteObserver classes interact with <text:span text:style-name="T3">Character</text:span> as if it was a ConcreteSubject.</text:p>
      <text:p text:style-name="P4"/>
      <text:p text:style-name="Standard">* <text:span text:style-name="T37">According to the GoF pattern, it seems as though a ConcreteObserver should be able to call the setState() (doSomething() in lectures) method (pg. 295). Because of this, I have put the four methods that the ConcreteObserver can call. However, the </text:span><text:span text:style-name="T36">changeState()</text:span><text:span text:style-name="T37"> method is the actual method that conforms to setState(), so you could instead put that as the setState() method. In lectures, the setState() method was not elaborated on more than just saying it changes the state of the ConcreteSubject. Because of this I searched the internet and the original GoF Design Patterns book for information on the setState() method, which all seemed to imply setState() would need to be public, hence why I decided to put the four public methods that call </text:span><text:span text:style-name="T36">changeState()</text:span><text:span text:style-name="T37"> instead of the </text:span><text:span text:style-name="T36">changeState()</text:span><text:span text:style-name="T37"> method itself.</text:span></text:p>
      <text:p text:style-name="Standard"/>
      <text:p text:style-name="Standard"/>
      <text:p text:style-name="P36"/>
      <text:p text:style-name="P3"/>
      <text:p text:style-name="P22">Task 6 – Recognising patterns:</text:p>
      <text:p text:style-name="P11">Factory method --&gt; Enemies creating weapons</text:p>
      <text:p text:style-name="P15">Singleton (Board class)</text:p>
      <text:p text:style-name="P17">Command Pattern? Action is invoker</text:p>
      <text:p text:style-name="P3"/>
      <text:p text:style-name="P22">Task 7 – Design pattern implementation:</text:p>
      <text:p text:style-name="P3">yeet</text:p>
      <text:p text:style-name="P3"/>
      <table:table table:name="Table1" table:style-name="Table1">
        <table:table-column table:style-name="Table1.A"/>
        <table:table-column table:style-name="Table1.B"/>
        <table:table-row>
          <table:table-cell table:style-name="Table1.A1" office:value-type="string">
            <text:p text:style-name="P29">GoF Pattern: &lt;&lt;Observer Example&gt;&gt;</text:p>
          </table:table-cell>
          <table:table-cell table:style-name="Table1.B1" office:value-type="string">
            <text:p text:style-name="P29">&lt;&lt;Implementation&gt;&gt;</text:p>
          </table:table-cell>
        </table:table-row>
        <table:table-row>
          <table:table-cell table:style-name="Table1.A2" office:value-type="string">
            <text:p text:style-name="P24">Subject</text:p>
          </table:table-cell>
          <table:table-cell table:style-name="Table1.B2" office:value-type="string">
            <text:p text:style-name="P23"/>
          </table:table-cell>
        </table:table-row>
        <table:table-row>
          <table:table-cell table:style-name="Table1.A2" office:value-type="string">
            <text:p text:style-name="P24">Observer</text:p>
          </table:table-cell>
          <table:table-cell table:style-name="Table1.B2" office:value-type="string">
            <text:p text:style-name="P23"/>
          </table:table-cell>
        </table:table-row>
        <text:soft-page-break/>
        <table:table-row>
          <table:table-cell table:style-name="Table1.A2" office:value-type="string">
            <text:p text:style-name="P24">Concrete Subject</text:p>
          </table:table-cell>
          <table:table-cell table:style-name="Table1.B2" office:value-type="string">
            <text:p text:style-name="P23"/>
          </table:table-cell>
        </table:table-row>
        <table:table-row>
          <table:table-cell table:style-name="Table1.A2" office:value-type="string">
            <text:p text:style-name="P24">Concrete Observer</text:p>
          </table:table-cell>
          <table:table-cell table:style-name="Table1.B2" office:value-type="string">
            <text:p text:style-name="P23"/>
          </table:table-cell>
        </table:table-row>
        <table:table-row>
          <table:table-cell table:style-name="Table1.A2" office:value-type="string">
            <text:p text:style-name="P24">doSomething()</text:p>
          </table:table-cell>
          <table:table-cell table:style-name="Table1.B2" office:value-type="string">
            <text:p text:style-name="P23"/>
          </table:table-cell>
        </table:table-row>
        <table:table-row>
          <table:table-cell table:style-name="Table1.A2" office:value-type="string">
            <text:p text:style-name="P24">getterA</text:p>
          </table:table-cell>
          <table:table-cell table:style-name="Table1.B2" office:value-type="string">
            <text:p text:style-name="P23"/>
          </table:table-cell>
        </table:table-row>
        <table:table-row>
          <table:table-cell table:style-name="Table1.A2" office:value-type="string">
            <text:p text:style-name="P24">attach() / detach()</text:p>
          </table:table-cell>
          <table:table-cell table:style-name="Table1.B2" office:value-type="string">
            <text:p text:style-name="P23"/>
          </table:table-cell>
        </table:table-row>
        <table:table-row>
          <table:table-cell table:style-name="Table1.A2" office:value-type="string">
            <text:p text:style-name="P24">notify()</text:p>
          </table:table-cell>
          <table:table-cell table:style-name="Table1.B2" office:value-type="string">
            <text:p text:style-name="P23"/>
          </table:table-cell>
        </table:table-row>
        <table:table-row>
          <table:table-cell table:style-name="Table1.A2" office:value-type="string">
            <text:p text:style-name="P24">update()</text:p>
          </table:table-cell>
          <table:table-cell table:style-name="Table1.B2" office:value-type="string">
            <text:p text:style-name="P23"/>
          </table:table-cell>
        </table:table-row>
        <table:table-row>
          <table:table-cell table:style-name="Table1.A2" office:value-type="string">
            <text:p text:style-name="P24">Subject -&gt; Observer relationship</text:p>
          </table:table-cell>
          <table:table-cell table:style-name="Table1.B2" office:value-type="string">
            <text:p text:style-name="P23"/>
          </table:table-cell>
        </table:table-row>
        <table:table-row>
          <table:table-cell table:style-name="Table1.A2" office:value-type="string">
            <text:p text:style-name="P24">Concrete Subject -&gt; Concrete Observer relationship</text:p>
          </table:table-cell>
          <table:table-cell table:style-name="Table1.B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5:17:58.713813617</meta:creation-date>
    <dc:date>2019-06-06T12:21:58.774232525</dc:date>
    <meta:editing-duration>PT3H24M17S</meta:editing-duration>
    <meta:editing-cycles>18</meta:editing-cycles>
    <meta:generator>LibreOffice/6.0.7.3$Linux_X86_64 LibreOffice_project/00m0$Build-3</meta:generator>
    <meta:document-statistic meta:table-count="2" meta:image-count="0" meta:object-count="0" meta:page-count="4" meta:paragraph-count="76" meta:word-count="1060" meta:character-count="6547" meta:non-whitespace-character-count="5555"/>
  </office:meta>
</office:document-meta>
</file>